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4c97" officeooo:paragraph-rsid="001a4c97" style:font-weight-asian="bold" style:font-weight-complex="bold"/>
    </style:style>
    <style:style style:name="P2" style:family="paragraph" style:parent-style-name="Standard">
      <style:text-properties officeooo:rsid="001a4c97" officeooo:paragraph-rsid="001a4c97"/>
    </style:style>
    <style:style style:name="P3" style:family="paragraph" style:parent-style-name="Standard">
      <style:text-properties officeooo:rsid="001a4c97" officeooo:paragraph-rsid="001b189f"/>
    </style:style>
    <style:style style:name="P4" style:family="paragraph" style:parent-style-name="Standard">
      <style:text-properties officeooo:rsid="001a4c97" officeooo:paragraph-rsid="001b189f"/>
    </style:style>
    <style:style style:name="P5" style:family="paragraph" style:parent-style-name="Standard">
      <style:text-properties officeooo:rsid="001c97aa" officeooo:paragraph-rsid="001c97aa"/>
    </style:style>
    <style:style style:name="P6" style:family="paragraph" style:parent-style-name="Standard">
      <style:text-properties officeooo:rsid="001e8c36" officeooo:paragraph-rsid="001e8c3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a8bca"/>
    </style:style>
    <style:style style:name="T3" style:family="text">
      <style:text-properties officeooo:rsid="001b1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Les fonctionnalites logicielles</text:span></text:p>
      <text:p text:style-name="P2"/>
      <text:p text:style-name="P2">-<text:span text:style-name="T3">Utilsier google maps pour localiser les agences (important)</text:span></text:p>
      <text:p text:style-name="P3">-Transfert rapide en ligne</text:p>
      <text:p text:style-name="P3">-<text:span text:style-name="T2">Faire du chat en ligne</text:span></text:p>
      <text:p text:style-name="P3"/>
      <text:p text:style-name="P5">un ecran (Mr whah) a 80 lingnes, 120 colonnes</text:p>
      <text:p text:style-name="P5"/>
      <text:p text:style-name="P6">1 fois/semaine</text:p>
      <text:p text:style-name="P6">1 fois / jour</text:p>
      <text:p text:style-name="P6">1 fois / he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0:19:56.042330759</meta:creation-date>
    <dc:date>2018-05-15T09:23:44.066387981</dc:date>
    <meta:editing-duration>PT35M13S</meta:editing-duration>
    <meta:editing-cycles>5</meta:editing-cycles>
    <meta:generator>LibreOffice/6.0.4.2$Linux_X86_64 LibreOffice_project/00m0$Build-2</meta:generator>
    <meta:document-statistic meta:table-count="0" meta:image-count="0" meta:object-count="0" meta:page-count="1" meta:paragraph-count="8" meta:word-count="39" meta:character-count="227" meta:non-whitespace-character-count="195"/>
  </office:meta>
</office:document-meta>
</file>